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993in" fo:margin-left="0.0028in" fo:margin-top="0in" fo:margin-bottom="0in" table:align="left"/>
    </style:style>
    <style:style style:name="Table1.A" style:family="table-column">
      <style:table-column-properties style:column-width="5.1194in"/>
    </style:style>
    <style:style style:name="Table1.B" style:family="table-column">
      <style:table-column-properties style:column-width="1.179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2.6653in" fo:margin-top="0in" fo:margin-bottom="0in" table:align="center"/>
    </style:style>
    <style:style style:name="Table2.A" style:family="table-column">
      <style:table-column-properties style:column-width="1.3507in"/>
    </style:style>
    <style:style style:name="Table2.B" style:family="table-column">
      <style:table-column-properties style:column-width="1.3139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1ba1e2" fo:padding-left="0.075in" fo:padding-right="0.075in" fo:padding-top="0in" fo:padding-bottom="0in" fo:border="1.25pt solid #000000">
        <style:background-image/>
      </style:table-cell-properties>
    </style:style>
    <style:style style:name="Table2.A3" style:family="table-cell">
      <style:table-cell-properties fo:padding-left="0.075in" fo:padding-right="0.075in" fo:padding-top="0in" fo:padding-bottom="0in" fo:border="1.25pt solid #000000"/>
    </style:style>
    <style:style style:name="Table2.B3" style:family="table-cell">
      <style:table-cell-properties fo:padding-left="0.075in" fo:padding-right="0.075in" fo:padding-top="0in" fo:padding-bottom="0in" fo:border="1.25pt solid #000000"/>
    </style:style>
    <style:style style:name="Table2.A4" style:family="table-cell">
      <style:table-cell-properties fo:padding-left="0.075in" fo:padding-right="0.075in" fo:padding-top="0in" fo:padding-bottom="0in" fo:border="1.25pt solid #000000"/>
    </style:style>
    <style:style style:name="Table2.B4" style:family="table-cell">
      <style:table-cell-properties fo:padding-left="0.075in" fo:padding-right="0.075in" fo:padding-top="0in" fo:padding-bottom="0in" fo:border="1.25pt solid #000000"/>
    </style:style>
    <style:style style:name="Table2.A5" style:family="table-cell">
      <style:table-cell-properties fo:padding-left="0.075in" fo:padding-right="0.075in" fo:padding-top="0in" fo:padding-bottom="0in" fo:border="1.25pt solid #000000"/>
    </style:style>
    <style:style style:name="Table2.B5" style:family="table-cell">
      <style:table-cell-properties fo:padding-left="0.075in" fo:padding-right="0.075in" fo:padding-top="0in" fo:padding-bottom="0in" fo:border="1.25pt solid #000000"/>
    </style:style>
    <style:style style:name="Table2.A6" style:family="table-cell">
      <style:table-cell-properties fo:padding-left="0.075in" fo:padding-right="0.075in" fo:padding-top="0in" fo:padding-bottom="0in" fo:border="1.25pt solid #000000"/>
    </style:style>
    <style:style style:name="Table2.B6" style:family="table-cell">
      <style:table-cell-properties fo:padding-left="0.075in" fo:padding-right="0.075in" fo:padding-top="0in" fo:padding-bottom="0in" fo:border="1.25pt solid #000000"/>
    </style:style>
    <style:style style:name="Table2.A7" style:family="table-cell">
      <style:table-cell-properties fo:padding-left="0.075in" fo:padding-right="0.075in" fo:padding-top="0in" fo:padding-bottom="0in" fo:border="1.25pt solid #000000"/>
    </style:style>
    <style:style style:name="Table2.B7" style:family="table-cell">
      <style:table-cell-properties fo:padding-left="0.075in" fo:padding-right="0.075in" fo:padding-top="0in" fo:padding-bottom="0in" fo:border="1.25pt solid #000000"/>
    </style:style>
    <style:style style:name="Table2.A8" style:family="table-cell">
      <style:table-cell-properties fo:padding-left="0.075in" fo:padding-right="0.075in" fo:padding-top="0in" fo:padding-bottom="0in" fo:border="1.25pt solid #000000"/>
    </style:style>
    <style:style style:name="Table2.B8" style:family="table-cell">
      <style:table-cell-properties fo:padding-left="0.075in" fo:padding-right="0.075in" fo:padding-top="0in" fo:padding-bottom="0in" fo:border="1.25pt solid #000000"/>
    </style:style>
    <style:style style:name="Table2.A9" style:family="table-cell">
      <style:table-cell-properties fo:padding-left="0.075in" fo:padding-right="0.075in" fo:padding-top="0in" fo:padding-bottom="0in" fo:border="1.25pt solid #000000"/>
    </style:style>
    <style:style style:name="Table2.B9" style:family="table-cell">
      <style:table-cell-properties fo:padding-left="0.075in" fo:padding-right="0.075in" fo:padding-top="0in" fo:padding-bottom="0in" fo:border="1.25pt solid #000000"/>
    </style:style>
    <style:style style:name="Table2.A10" style:family="table-cell">
      <style:table-cell-properties fo:padding-left="0.075in" fo:padding-right="0.075in" fo:padding-top="0in" fo:padding-bottom="0in" fo:border="1.25pt solid #000000"/>
    </style:style>
    <style:style style:name="Table2.B10" style:family="table-cell">
      <style:table-cell-properties fo:padding-left="0.075in" fo:padding-right="0.075in" fo:padding-top="0in" fo:padding-bottom="0in" fo:border="1.25pt solid #000000"/>
    </style:style>
    <style:style style:name="Table2.A11" style:family="table-cell">
      <style:table-cell-properties fo:padding-left="0.075in" fo:padding-right="0.075in" fo:padding-top="0in" fo:padding-bottom="0in" fo:border="1.25pt solid #000000"/>
    </style:style>
    <style:style style:name="Table2.B11" style:family="table-cell">
      <style:table-cell-properties fo:padding-left="0.075in" fo:padding-right="0.075in" fo:padding-top="0in" fo:padding-bottom="0in" fo:border="1.25pt solid #000000"/>
    </style:style>
    <style:style style:name="Table3" style:family="table">
      <style:table-properties style:width="2.7507in" fo:margin-top="0in" fo:margin-bottom="0in" table:align="center"/>
    </style:style>
    <style:style style:name="Table3.A" style:family="table-column">
      <style:table-column-properties style:column-width="1.3576in"/>
    </style:style>
    <style:style style:name="Table3.B" style:family="table-column">
      <style:table-column-properties style:column-width="1.3924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d3d3d3" fo:padding-left="0.075in" fo:padding-right="0.075in" fo:padding-top="0in" fo:padding-bottom="0in" fo:border="1.25pt solid #000000">
        <style:background-image/>
      </style:table-cell-properties>
    </style:style>
    <style:style style:name="Table3.A3" style:family="table-cell">
      <style:table-cell-properties style:vertical-align="middle" fo:padding-left="0.075in" fo:padding-right="0.075in" fo:padding-top="0in" fo:padding-bottom="0in" fo:border="1.25pt solid #000000"/>
    </style:style>
    <style:style style:name="Table4" style:family="table">
      <style:table-properties style:width="6.6076in" fo:margin-top="0in" fo:margin-bottom="0in" table:align="center"/>
    </style:style>
    <style:style style:name="Table4.A" style:family="table-column">
      <style:table-column-properties style:column-width="3.3035in"/>
    </style:style>
    <style:style style:name="Table4.1" style:family="table-row">
      <style:table-row-properties style:min-row-height="3.3507in" fo:keep-together="auto"/>
    </style:style>
    <style:style style:name="Table4.A1" style:family="table-cell">
      <style:table-cell-properties fo:padding-left="0.0833in" fo:padding-right="0.075in" fo:padding-top="0in" fo:padding-bottom="0in" fo:border-left="1.25pt solid #32cd32" fo:border-right="none" fo:border-top="1.25pt solid #32cd32" fo:border-bottom="1.25pt solid #32cd32"/>
    </style:style>
    <style:style style:name="Table4.B1" style:family="table-cell">
      <style:table-cell-properties fo:padding-left="0.0833in" fo:padding-right="0.075in" fo:padding-top="0in" fo:padding-bottom="0in" fo:border-left="none" fo:border-right="1.25pt solid #32cd32" fo:border-top="1.25pt solid #32cd32" fo:border-bottom="1.25pt solid #32cd32"/>
    </style:style>
    <style:style style:name="Table5" style:family="table">
      <style:table-properties style:width="2.7465in" fo:margin-top="0in" fo:margin-bottom="0in" table:align="center"/>
    </style:style>
    <style:style style:name="Table5.A" style:family="table-column">
      <style:table-column-properties style:column-width="1.3924in"/>
    </style:style>
    <style:style style:name="Table5.B" style:family="table-column">
      <style:table-column-properties style:column-width="1.3535in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1ba1e2" fo:padding-left="0.075in" fo:padding-right="0.075in" fo:padding-top="0in" fo:padding-bottom="0in" fo:border="1.25pt solid #000000">
        <style:background-image/>
      </style:table-cell-properties>
    </style:style>
    <style:style style:name="Table5.A3" style:family="table-cell">
      <style:table-cell-properties style:vertical-align="middle" fo:padding-left="0.075in" fo:padding-right="0.075in" fo:padding-top="0in" fo:padding-bottom="0in" fo:border="1.25pt solid #000000"/>
    </style:style>
    <style:style style:name="Table5.A6" style:family="table-cell">
      <style:table-cell-properties fo:padding-left="0.075in" fo:padding-right="0.075in" fo:padding-top="0in" fo:padding-bottom="0in" fo:border="1.25pt solid #000000"/>
    </style:style>
    <style:style style:name="Table5.B6" style:family="table-cell">
      <style:table-cell-properties fo:padding-left="0.075in" fo:padding-right="0.075in" fo:padding-top="0in" fo:padding-bottom="0in" fo:border="1.25pt solid #000000"/>
    </style:style>
    <style:style style:name="Table6" style:family="table">
      <style:table-properties style:width="2.7472in" fo:margin-top="0in" fo:margin-bottom="0in" table:align="center"/>
    </style:style>
    <style:style style:name="Table6.A" style:family="table-column">
      <style:table-column-properties style:column-width="1.3563in"/>
    </style:style>
    <style:style style:name="Table6.B" style:family="table-column">
      <style:table-column-properties style:column-width="1.3903in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d3d3d3" fo:padding-left="0.075in" fo:padding-right="0.075in" fo:padding-top="0in" fo:padding-bottom="0in" fo:border="1.25pt solid #000000">
        <style:background-image/>
      </style:table-cell-properties>
    </style:style>
    <style:style style:name="Table6.A3" style:family="table-cell">
      <style:table-cell-properties style:vertical-align="middle" fo:padding-left="0.075in" fo:padding-right="0.075in" fo:padding-top="0in" fo:padding-bottom="0in" fo:border="1.25pt solid #000000"/>
    </style:style>
    <style:style style:name="Table7" style:family="table">
      <style:table-properties style:width="6.7201in" fo:margin-top="0in" fo:margin-bottom="0in" table:align="center"/>
    </style:style>
    <style:style style:name="Table7.A" style:family="table-column">
      <style:table-column-properties style:column-width="3.3597in"/>
    </style:style>
    <style:style style:name="Table7.1" style:family="table-row">
      <style:table-row-properties style:min-row-height="2.5958in" fo:keep-together="auto"/>
    </style:style>
    <style:style style:name="Table7.A1" style:family="table-cell">
      <style:table-cell-properties fo:padding-left="0.0833in" fo:padding-right="0.075in" fo:padding-top="0in" fo:padding-bottom="0in" fo:border-left="1.25pt solid #32cd32" fo:border-right="none" fo:border-top="1.25pt solid #32cd32" fo:border-bottom="1.25pt solid #32cd32"/>
    </style:style>
    <style:style style:name="Table7.B1" style:family="table-cell">
      <style:table-cell-properties fo:padding-left="0.0833in" fo:padding-right="0.075in" fo:padding-top="0in" fo:padding-bottom="0in" fo:border-left="none" fo:border-right="1.25pt solid #32cd32" fo:border-top="1.25pt solid #32cd32" fo:border-bottom="1.25pt solid #32cd32"/>
    </style:style>
    <style:style style:name="P1" style:family="paragraph" style:parent-style-name="Standard">
      <style:paragraph-properties fo:margin-left="0in" fo:margin-right="0in" fo:margin-top="0in" fo:margin-bottom="0in" loext:contextual-spacing="false" fo:line-height="20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italic" style:text-underline-style="none" style:font-name-asian="Times New Roman1" style:font-size-asian="12pt" style:font-style-asian="italic" style:font-name-complex="Times New Roman1" style:font-size-complex="12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fo:font-weight="bold" style:font-name-asian="Times New Roman1" style:font-size-asian="10pt" style:font-style-asian="normal" style:font-weight-asian="bold" style:font-name-complex="Times New Roman1" style:font-size-complex="10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200%" fo:text-align="center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style:font-name-asian="Times New Roman1" style:font-size-asian="10pt" style:font-style-asian="normal" style:font-name-complex="Times New Roman1" style:font-size-complex="10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style:font-name-asian="Times New Roman1" style:font-size-asian="10pt" style:font-style-asian="normal" style:font-name-complex="Times New Roman1" style:font-size-complex="10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style:font-name-asian="Times New Roman1" style:font-size-asian="10pt" style:font-style-asian="normal" style:font-name-complex="Times New Roman1" style:font-size-complex="10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keep-together="auto" fo:orphans="2" fo:widows="2" fo:text-indent="0in" style:auto-text-indent="false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200%" fo:keep-together="auto" fo:orphans="0" fo:widows="0" fo:text-indent="0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200%" fo:text-align="center" style:justify-single-word="false" fo:keep-together="auto" fo:orphans="2" fo:widows="2" fo:text-indent="0in" style:auto-text-indent="false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200%" fo:text-align="center" style:justify-single-word="false" fo:keep-together="auto" fo:orphans="2" fo:widows="2" fo:text-indent="0in" style:auto-text-indent="false" fo:break-before="page" fo:padding="0in" fo:border="none" fo:keep-with-next="auto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200%" fo:text-align="start" style:justify-single-word="false" fo:keep-together="auto" fo:orphans="2" fo:widows="2" fo:text-indent="0in" style:auto-text-indent="false" fo:break-before="page" fo:padding="0in" fo:border="none" fo:keep-with-next="auto"/>
    </style:style>
    <style:style style:name="P15" style:family="paragraph" style:parent-style-name="Standard" style:master-page-name="Standard">
      <style:paragraph-properties fo:margin-left="0in" fo:margin-right="0in" fo:margin-top="0in" fo:margin-bottom="0in" loext:contextual-spacing="false" fo:line-height="200%" fo:text-align="center" style:justify-single-word="false" fo:keep-together="auto" fo:orphans="2" fo:widows="2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P16" style:family="paragraph" style:parent-style-name="Standard">
      <style:paragraph-properties fo:margin-left="0in" fo:margin-right="0in" fo:margin-top="0.3335in" fo:margin-bottom="0.0835in" loext:contextual-spacing="false" fo:line-height="200%" fo:text-align="center" style:justify-single-word="false" fo:keep-together="auto" fo:orphans="2" fo:widows="2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.0972in" loext:contextual-spacing="false" fo:line-height="200%" fo:text-align="start" style:justify-single-word="false" fo:keep-together="auto" fo:orphans="2" fo:widows="2" fo:text-indent="0in" style:auto-text-indent="false" fo:padding="0in" fo:border="none" fo:keep-with-next="auto"/>
    </style:style>
    <style:style style:name="P18" style:family="paragraph" style:parent-style-name="Standard" style:list-style-name="WWNum4">
      <style:paragraph-properties fo:margin-left="0.5in" fo:margin-right="0in" fo:margin-top="0in" fo:margin-bottom="0in" loext:contextual-spacing="false" fo:line-height="2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19" style:family="paragraph" style:parent-style-name="Standard" style:list-style-name="WWNum5">
      <style:paragraph-properties fo:margin-left="0.5in" fo:margin-right="0in" fo:margin-top="0in" fo:margin-bottom="0in" loext:contextual-spacing="false" fo:line-height="2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0" style:family="paragraph" style:parent-style-name="Standard" style:list-style-name="WWNum2">
      <style:paragraph-properties fo:margin-left="0.5in" fo:margin-right="0in" fo:margin-top="0in" fo:margin-bottom="0in" loext:contextual-spacing="false" fo:line-height="2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1" style:family="paragraph" style:parent-style-name="Standard" style:list-style-name="WWNum1">
      <style:paragraph-properties fo:margin-left="0.5in" fo:margin-right="0in" fo:margin-top="0in" fo:margin-bottom="0in" loext:contextual-spacing="false" fo:line-height="2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2" style:family="paragraph" style:parent-style-name="Standard" style:list-style-name="WWNum3">
      <style:paragraph-properties fo:margin-left="0.5in" fo:margin-right="0in" fo:margin-top="0in" fo:margin-bottom="0in" loext:contextual-spacing="false" fo:line-height="200%" fo:text-align="start" style:justify-single-word="false" fo:keep-together="auto" fo:orphans="2" fo:widows="2" fo:text-indent="-0.25in" style:auto-text-indent="false" fo:padding="0in" fo:border="none" fo:keep-with-next="auto"/>
    </style:style>
    <style:style style:name="P23" style:family="paragraph" style:parent-style-name="Standard">
      <style:paragraph-properties fo:margin-top="0in" fo:margin-bottom="0in" loext:contextual-spacing="false" fo:line-height="200%" fo:text-align="center" style:justify-single-word="false"/>
    </style:style>
    <style:style style:name="P24" style:family="paragraph" style:parent-style-name="Standard">
      <style:paragraph-properties fo:margin-top="0in" fo:margin-bottom="0in" loext:contextual-spacing="false" fo:line-height="200%" fo:text-align="start" style:justify-single-word="false"/>
    </style:style>
    <style:style style:name="P25" style:family="paragraph" style:parent-style-name="Standard">
      <style:paragraph-properties fo:margin-top="0in" fo:margin-bottom="0in" loext:contextual-spacing="false" fo:line-height="200%"/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6" style:family="paragraph" style:parent-style-name="Standard">
      <style:paragraph-properties fo:margin-left="0.5in" fo:margin-right="0in" fo:margin-top="0in" fo:margin-bottom="0in" loext:contextual-spacing="false" fo:line-height="200%" fo:text-align="start" style:justify-single-word="false" fo:keep-together="auto" fo:orphans="2" fo:widows="2" fo:text-indent="-0.5in" style:auto-text-indent="false" fo:padding="0in" fo:border="none" fo:keep-with-next="auto"/>
    </style:style>
    <style:style style:name="P27" style:family="paragraph" style:parent-style-name="Heading_20_2">
      <style:paragraph-properties fo:line-height="200%" fo:text-align="center" style:justify-single-word="false"/>
    </style:style>
    <style:style style:name="T1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font-name-asian="Times New Roman1" style:font-size-asian="12pt" style:font-style-asian="normal" style:font-name-complex="Times New Roman1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normal" style:text-underline-style="none" style:font-name-asian="Times New Roman1" style:font-size-asian="10pt" style:font-style-asian="normal" style:font-name-complex="Times New Roman1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" fo:font-size="10pt" fo:font-style="italic" style:text-underline-style="none" style:font-name-asian="Times New Roman1" style:font-size-asian="10pt" style:font-style-asian="italic" style:font-name-complex="Times New Roman1" style:font-size-complex="10pt"/>
    </style:style>
    <style:style style:name="T9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1"/>
      <text:p text:style-name="P1"/>
      <text:p text:style-name="P1"/>
      <text:p text:style-name="P1"/>
      <text:p text:style-name="P1"/>
      <text:p text:style-name="P1"/>
      <text:p text:style-name="P27"><text:span text:style-name="T1">Comandos Y Accesos Directos De Mac Y Pc</text:span></text:p>
      <text:p text:style-name="P27"><text:span text:style-name="T2"><text:s/>Roberto A. Hernández Martínez</text:span></text:p>
      <text:p text:style-name="P27"><text:span text:style-name="T2">Atlantic University College</text:span></text:p>
      <text:p text:style-name="P16"><text:span text:style-name="T4"><text:s/>Introducción A Las <text:s/>Computadoras</text:span></text:p>
      <text:p text:style-name="P16"><text:span text:style-name="T4">Cco 101</text:span></text:p>
      <text:p text:style-name="P16"><text:span text:style-name="T4">Profesor: Luis Pintor</text:span></text:p>
      <text:p text:style-name="P16"><text:span text:style-name="T4">miércoles 4 de agosto del 2021</text:span></text:p>
      <text:p text:style-name="P13"><text:span text:style-name="T5">Tabla de contenido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4">Introducción </text:span></text:p>
          </table:table-cell>
          <table:table-cell table:style-name="Table1.A1" office:value-type="string">
            <text:p text:style-name="P10"><text:span text:style-name="T2">Pág.</text:span><text:span text:style-name="T4"> 3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4">Discusión </text:span></text:p>
          </table:table-cell>
          <table:table-cell table:style-name="Table1.A1" office:value-type="string">
            <text:p text:style-name="P10"><text:span text:style-name="T2">Pág.</text:span><text:span text:style-name="T4"> 4-6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4">Tablas de comparación </text:span></text:p>
          </table:table-cell>
          <table:table-cell table:style-name="Table1.A1" office:value-type="string">
            <text:p text:style-name="P10"><text:span text:style-name="T4">Pág. </text:span><text:span text:style-name="T2">7-9</text:span></text:p>
          </table:table-cell>
        </table:table-row>
        <table:table-row table:style-name="Table1.1">
          <table:table-cell table:style-name="Table1.A1" office:value-type="string">
            <text:p text:style-name="P8"><text:span text:style-name="T2">Referencias </text:span></text:p>
          </table:table-cell>
          <table:table-cell table:style-name="Table1.A1" office:value-type="string">
            <text:p text:style-name="P10"><text:span text:style-name="T2">pág. 10</text:span></text:p>
          </table:table-cell>
        </table:table-row>
      </table:table>
      <text:p text:style-name="P2"/>
      <text:p text:style-name="P2"/>
      <text:p text:style-name="P14"><text:span text:style-name="T5">Introducción </text:span></text:p>
      <text:p text:style-name="P9"><text:span text:style-name="T4">Los accesos directos que muchas veces son llamados atajos de teclado. Son de utilidad para realizar tareas comunes. Estos son <text:s/>una forma rápida de realizar acciones específicas sin tener que pasar por el proceso de búsqueda dentro de una interfaz gráfica. Los accesos directos <text:s/>y accesos rápidos son similares. En cuestión, estos son métodos que agilizan el acceso u otro procedimiento función o acción que puede realizar una computadora. Estas combinaciones se activan al presionar uno o varios botones del teclado. </text:span></text:p>
      <text:p text:style-name="P2"/>
      <text:p text:style-name="P2"/>
      <text:p text:style-name="P2"/>
      <text:p text:style-name="P14"><text:span text:style-name="T5">Discusión </text:span></text:p>
      <text:p text:style-name="P9"><text:span text:style-name="T4">Los atajos de teclado <text:s/>son muy utilizados en la actualidad. Sin embargo existe también una gran cantidad de personas que no los conocen o al menos lo logran memorizar muchos de ellos. Al final de este documento se muestra una lista completa de todos los atajos de teclado disponibles para el sistema operativo Windows y adicionalmente referencias para otros sistemas operativos, como lo son Mac y Linux. No centraremos en Windows <text:s/>pues es él más utilizado en la actualidad. <text:s text:c="2"/></text:span></text:p>
      <text:p text:style-name="P2"/>
      <text:p text:style-name="P9"><text:span text:style-name="T4">Podemos clasificar los atajos de teclado <text:s/>como: </text:span></text:p>
      <text:list xml:id="list3498103641" text:style-name="WWNum4">
        <text:list-item>
          <text:p text:style-name="P18"><text:span text:style-name="T4">Atajos de teclado básicos.</text:span></text:p>
        </text:list-item>
        <text:list-item>
          <text:p text:style-name="P18"><text:span text:style-name="T4">Atajos de teclado en navegadores de Internet.</text:span></text:p>
        </text:list-item>
        <text:list-item>
          <text:p text:style-name="P18"><text:span text:style-name="T4">Atajos de teclado de nivel medio.</text:span></text:p>
        </text:list-item>
        <text:list-item>
          <text:p text:style-name="P18"><text:span text:style-name="T4">Atajos de teclado para organizar ventanas.</text:span></text:p>
        </text:list-item>
        <text:list-item>
          <text:p text:style-name="P18"><text:span text:style-name="T4">Atajos de teclado si tienes más de un monitor.</text:span></text:p>
        </text:list-item>
      </text:list>
      <text:p text:style-name="P2"/>
      <text:p text:style-name="P9"><text:span text:style-name="T4">Los atajos básicos pueden ser:</text:span></text:p>
      <text:list xml:id="list1354094824" text:style-name="WWNum5">
        <text:list-item>
          <text:p text:style-name="P19"><text:span text:style-name="T4">Ctrl + C: copiar, se copiará el texto seleccionado, la carpeta o la imagen o imágenes que tengamos seleccionadas en ese momento.</text:span></text:p>
        </text:list-item>
        <text:list-item>
          <text:p text:style-name="P19"><text:span text:style-name="T4">Ctrl + X: cortar, se cortará el texto seleccionado, la carpeta o la imagen o imágenes que tengamos seleccionadas en ese momento.</text:span></text:p>
        </text:list-item>
        <text:list-item>
          <text:p text:style-name="P19"><text:span text:style-name="T4">Ctrl + V: pegar, se pegará cualquier cosa que hayamos copiado o cortado anteriormente.</text:span></text:p>
        </text:list-item>
        <text:list-item>
          <text:p text:style-name="P19"><text:span text:style-name="T4">Ctrl + Z: deshacer, deshace la última acción realizada.</text:span></text:p>
        </text:list-item>
        <text:list-item>
          <text:p text:style-name="P19"><text:span text:style-name="T4">Ctrl + Y: rehacer, rehace la última acción realizada.</text:span></text:p>
        </text:list-item>
        <text:list-item>
          <text:p text:style-name="P19"><text:span text:style-name="T4">Ctrl + P: imprimir, se abre el diálogo de impresión de la imagen, archivo o página web que tengamos abierta o seleccionada</text:span></text:p>
        </text:list-item>
      </text:list>
      <text:p text:style-name="P2"/>
      <text:p text:style-name="P2"/>
      <text:p text:style-name="P9"><text:span text:style-name="T4">Los atajos de teclado de nivel medio pueden ser:</text:span></text:p>
      <text:list xml:id="list337662086" text:style-name="WWNum2">
        <text:list-item>
          <text:p text:style-name="P20"><text:span text:style-name="T4">Win + (1 al 0): Abrir la aplicación correspondiente que tengamos anclada en la barra de tareas.</text:span></text:p>
        </text:list-item>
        <text:list-item>
          <text:p text:style-name="P20"><text:soft-page-break/><text:span text:style-name="T4">Ctrl + G: guardar para programas en español.</text:span></text:p>
        </text:list-item>
        <text:list-item>
          <text:p text:style-name="P20"><text:span text:style-name="T4">Ctrl + S: guardar para programas en inglés (algunos programas con idioma castellano, pero de origen anglosajón también utilizan este atajo).</text:span></text:p>
        </text:list-item>
        <text:list-item>
          <text:p text:style-name="P20"><text:span text:style-name="T4">Ctrl + A: (1) abrir, para abrir un archivo en programas en español, o (2) seleccionar todo para programas en inglés.</text:span></text:p>
        </text:list-item>
        <text:list-item>
          <text:p text:style-name="P20"><text:span text:style-name="T4">Ctrl + O: abrir, para abrir un archivo en programas en inglés.</text:span></text:p>
        </text:list-item>
        <text:list-item>
          <text:p text:style-name="P20"><text:span text:style-name="T4">Ctrl + B: buscar, en programas en español.</text:span></text:p>
        </text:list-item>
        <text:list-item>
          <text:p text:style-name="P20"><text:span text:style-name="T4">Ctrl + F: buscar, en programas en inglés o de origen inglés.</text:span></text:p>
        </text:list-item>
      </text:list>
      <text:p text:style-name="P2"/>
      <text:p text:style-name="P9"><text:span text:style-name="T4">Los atajos de teclado para organizar ventanas pueden ser:</text:span></text:p>
      <text:list xml:id="list1483530652" text:style-name="WWNum1">
        <text:list-item>
          <text:p text:style-name="P21"><text:span text:style-name="T4">Win + D: minimizar todo, minimiza todas las ventanas y deja el foco en el escritorio.</text:span></text:p>
        </text:list-item>
        <text:list-item>
          <text:p text:style-name="P21"><text:span text:style-name="T4">Win + Arriba: maximizar, maximiza la ventana activa.</text:span></text:p>
        </text:list-item>
        <text:list-item>
          <text:p text:style-name="P21"><text:span text:style-name="T4">Win + Abajo: restaurar / Minimizar, si la ventana esta maximizada la restaura, y si esta sin maximizar la minimiza.</text:span></text:p>
        </text:list-item>
        <text:list-item>
          <text:p text:style-name="P21"><text:span text:style-name="T4">Win + Derecha: anclar, ancla la ventana a la derecha del escritorio ocupando la mitad del mismo.</text:span></text:p>
        </text:list-item>
        <text:list-item>
          <text:p text:style-name="P21"><text:span text:style-name="T4">Win + Izquierda: anclar, ancla la ventana a la izquierda del escritorio ocupando la mitad del mismo.</text:span></text:p>
        </text:list-item>
        <text:list-item>
          <text:p text:style-name="P21"><text:span text:style-name="T4">Win + L: bloquear el usuario, cierra la sesión del usuario, solicitando la contraseña si está definida.</text:span></text:p>
        </text:list-item>
        <text:list-item>
          <text:p text:style-name="P21"><text:span text:style-name="T4">Win + inicio: minimiza o restaura la ventana activa.</text:span></text:p>
        </text:list-item>
      </text:list>
      <text:p text:style-name="P2"/>
      <text:p text:style-name="P9"><text:span text:style-name="T4">Los Atajos de teclado si tienes más de un monitor pueden ser:</text:span></text:p>
      <text:list xml:id="list1579946761" text:style-name="WWNum3">
        <text:list-item>
          <text:p text:style-name="P22"><text:span text:style-name="T4">Win + Shift + Izquierda: mueve la ventana activa al siguiente monitor.</text:span></text:p>
        </text:list-item>
        <text:list-item>
          <text:p text:style-name="P22"><text:span text:style-name="T4">Win + Shift + Derecha: mueve la ventana activa al anterior monitor.</text:span></text:p>
        </text:list-item>
      </text:list>
      <text:p text:style-name="P9"><text:span text:style-name="T4">Estas acciones pueden realizarse habitualmente de otro modo. Navegando por los menús, tecleando una instrucción más extensa, o utilizando el ratón. Por lo que los atajos de teclado nos ayuda a reducir estos pasos a combinaciones de teclas lo que se traduce en ahorro ahorrar tiempo y la optimización de la experiencia de usuario. Los accesos rápidos normalmente agilizan operaciones comunes, reduciendo varias secuencias de entrada a unas pocas pulsaciones de teclas.</text:span></text:p>
      <text:p text:style-name="P9"><text:span text:style-name="T4">También tenemos <text:s/>los Accesos directos de teclado de Windows para accesibilidad. Lo que permite a personas con cierta discapacidad <text:s/>física el acceder al sistema. Aquí deberíamos tocaremos el <text:s/>tema de interfaz y los componentes de audio, como métodos de acceso a la información, pero solo es un ejemplo de como las <text:s/>combinaciones de letras <text:s/>puede proveer acceso a personas <text:s/>con discapacidad auditiva activar un lector de pantalla. Puede que <text:s/>estos atajos de teclados sean los más comunes. También están los atajos para el <text:s/>contraste <text:s/>lo cual son muy utilizados <text:s/>por las <text:s/>personas con discapacidad visual. Por lo que se realiza una comparación de comandos útiles para personas con discapacidades.</text:span></text:p>
      <text:p text:style-name="P2"><text:soft-page-break/></text:p>
      <text:p text:style-name="P9"><text:span text:style-name="T4">En las siguientes tablas se plantean los comandos para trabajar la lupa, lector, de pantalla y reconocimiento de voz. La comparación se realiza con comandos de Windows y Mac OS los sistemas operativos más usados en universidades y de uso doméstico de forma habitual.</text:span></text:p>
      <text:p text:style-name="P2"/>
      <text:p text:style-name="P2"/>
      <text:p text:style-name="P2"/>
      <text:p text:style-name="P1"/>
      <text:p text:style-name="P13"><text:span text:style-name="T5">Comparación de comandos para el uso de la lupa y </text:span><text:span text:style-name="T1">el lector</text:span><text:span text:style-name="T5"> de pantalla </text:span></text:p>
      <table:table table:name="Table4" table:style-name="Table4">
        <table:table-column table:style-name="Table4.A" table:number-columns-repeated="2"/>
        <table:table-row table:style-name="Table4.1">
          <table:table-cell table:style-name="Table4.A1" office:value-type="string">
            <text:p text:style-name="P4"/>
            <table:table table:name="Table2" table:style-name="Table2">
              <table:table-column table:style-name="Table2.A"/>
              <table:table-column table:style-name="Table2.B"/>
              <table:table-row table:style-name="Table2.1">
                <table:table-cell table:style-name="Table2.A1" table:number-columns-spanned="2" office:value-type="string">
                  <text:p text:style-name="P23"><text:span text:style-name="T9">Windows 10</text:span></text:p>
                </table:table-cell>
                <table:covered-table-cell/>
              </table:table-row>
              <table:table-row table:style-name="Table2.1">
                <table:table-cell table:style-name="Table2.A1" office:value-type="string">
                  <text:p text:style-name="P23"><text:span text:style-name="T9">Comando </text:span></text:p>
                </table:table-cell>
                <table:table-cell table:style-name="Table2.A1" office:value-type="string">
                  <text:p text:style-name="P23"><text:span text:style-name="T9">Función <text:s/></text:span></text:p>
                </table:table-cell>
              </table:table-row>
              <table:table-row table:style-name="Table2.1">
                <table:table-cell table:style-name="Table2.A3" office:value-type="string">
                  <text:p text:style-name="P24"><text:span text:style-name="T9">Tecla del logotipo de Windows <text:s/>+ signo más (+)</text:span></text:p>
                </table:table-cell>
                <table:table-cell table:style-name="Table2.B3" office:value-type="string">
                  <text:p text:style-name="P9"><text:span text:style-name="T7"><text:s/>Activar la Lupa</text:span></text:p>
                </table:table-cell>
              </table:table-row>
              <table:table-row table:style-name="Table2.1">
                <table:table-cell table:style-name="Table2.A4" office:value-type="string">
                  <text:p text:style-name="P24"><text:span text:style-name="T3">Tecla del logotipo de Windows <text:s/>+ Esc <text:s text:c="3"/></text:span></text:p>
                </table:table-cell>
                <table:table-cell table:style-name="Table2.B4" office:value-type="string">
                  <text:p text:style-name="P9"><text:span text:style-name="T7">Desactivar la Lupa</text:span></text:p>
                </table:table-cell>
              </table:table-row>
              <table:table-row table:style-name="Table2.1">
                <table:table-cell table:style-name="Table2.A5" office:value-type="string">
                  <text:p text:style-name="P9"><text:span text:style-name="T7">Teclas modificadoras + Entrar</text:span></text:p>
                </table:table-cell>
                <table:table-cell table:style-name="Table2.B5" office:value-type="string">
                  <text:p text:style-name="P9"><text:span text:style-name="T7">Inicia, pausa y reanuda la lectura</text:span></text:p>
                </table:table-cell>
              </table:table-row>
              <table:table-row table:style-name="Table2.1">
                <table:table-cell table:style-name="Table2.A6" office:value-type="string">
                  <text:p text:style-name="P9"><text:span text:style-name="T7">Cualquier tecla</text:span></text:p>
                </table:table-cell>
                <table:table-cell table:style-name="Table2.B6" office:value-type="string">
                  <text:p text:style-name="P9"><text:span text:style-name="T7">Detener la lectura</text:span></text:p>
                </table:table-cell>
              </table:table-row>
              <table:table-row table:style-name="Table2.1">
                <table:table-cell table:style-name="Table2.A7" office:value-type="string">
                  <text:p text:style-name="P9"><text:span text:style-name="T7">Tecla modificadora + clic izquierdo del ratón</text:span></text:p>
                </table:table-cell>
                <table:table-cell table:style-name="Table2.B7" office:value-type="string">
                  <text:p text:style-name="P9"><text:span text:style-name="T7">Leer desde el puntero del ratón</text:span></text:p>
                </table:table-cell>
              </table:table-row>
              <table:table-row table:style-name="Table2.1">
                <table:table-cell table:style-name="Table2.A8" office:value-type="string">
                  <text:p text:style-name="P9"><text:span text:style-name="T7">Tecla modificadora + H</text:span></text:p>
                </table:table-cell>
                <table:table-cell table:style-name="Table2.B8" office:value-type="string">
                  <text:p text:style-name="P9"><text:span text:style-name="T7">Leer frase anterior</text:span></text:p>
                </table:table-cell>
              </table:table-row>
              <table:table-row table:style-name="Table2.1">
                <table:table-cell table:style-name="Table2.A9" office:value-type="string">
                  <text:p text:style-name="P9"><text:span text:style-name="T7">Tecla modificadora + K</text:span></text:p>
                </table:table-cell>
                <table:table-cell table:style-name="Table2.B9" office:value-type="string">
                  <text:p text:style-name="P9"><text:span text:style-name="T7">Leer frase siguiente</text:span></text:p>
                </table:table-cell>
              </table:table-row>
              <table:table-row table:style-name="Table2.1">
                <table:table-cell table:style-name="Table2.A10" office:value-type="string">
                  <text:p text:style-name="P9"><text:span text:style-name="T7">Tecla del logotipo de Windows + Ctrl + N</text:span></text:p>
                </table:table-cell>
                <table:table-cell table:style-name="Table2.B10" office:value-type="string">
                  <text:p text:style-name="P9"><text:span text:style-name="T7">Abrir la configuración del Narrador</text:span></text:p>
                </table:table-cell>
              </table:table-row>
              <table:table-row table:style-name="Table2.1">
                <table:table-cell table:style-name="Table2.A11" office:value-type="string">
                  <text:p text:style-name="P9"><text:span text:style-name="T7">Tecla del logotipo de Windows  + Ctrl + S</text:span></text:p>
                </table:table-cell>
                <table:table-cell table:style-name="Table2.B11" office:value-type="string">
                  <text:p text:style-name="P9"><text:span text:style-name="T7">Activar Reconocimiento de voz de Windows</text:span></text:p>
                </table:table-cell>
              </table:table-row>
            </table:table>
            <text:p text:style-name="P5"/>
          </table:table-cell>
          <table:table-cell table:style-name="Table4.B1" office:value-type="string">
            <text:p text:style-name="P7"/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table:number-columns-spanned="2" office:value-type="string">
                  <text:p text:style-name="P23"><text:span text:style-name="T9">Mac OS</text:span></text:p>
                </table:table-cell>
                <table:covered-table-cell/>
              </table:table-row>
              <table:table-row table:style-name="Table3.1">
                <table:table-cell table:style-name="Table3.A1" office:value-type="string">
                  <text:p text:style-name="P23"><text:span text:style-name="T9">Comando </text:span></text:p>
                </table:table-cell>
                <table:table-cell table:style-name="Table3.A1" office:value-type="string">
                  <text:p text:style-name="P23"><text:span text:style-name="T9">Función <text:s/></text:span></text:p>
                </table:table-cell>
              </table:table-row>
              <table:table-row table:style-name="Table3.1">
                <table:table-cell table:style-name="Table3.A3" office:value-type="string">
                  <text:p text:style-name="P8"><text:span text:style-name="T7">Opción-Comando-8</text:span></text:p>
                </table:table-cell>
                <table:table-cell table:style-name="Table3.A3" office:value-type="string">
                  <text:p text:style-name="P8"><text:span text:style-name="T7">Activar o desactivar el zoom</text:span></text:p>
                </table:table-cell>
              </table:table-row>
              <table:table-row table:style-name="Table3.1">
                <table:table-cell table:style-name="Table3.A3" office:value-type="string">
                  <text:p text:style-name="P8"><text:span text:style-name="T7">Opción–Comando–Signo más (+)</text:span></text:p>
                </table:table-cell>
                <table:table-cell table:style-name="Table3.A3" office:value-type="string">
                  <text:p text:style-name="P8"><text:span text:style-name="T7">Acercar</text:span></text:p>
                </table:table-cell>
              </table:table-row>
              <table:table-row table:style-name="Table3.1">
                <table:table-cell table:style-name="Table3.A3" office:value-type="string">
                  <text:p text:style-name="P8"><text:span text:style-name="T7">Opción–Comando–Signo menos (-)</text:span></text:p>
                </table:table-cell>
                <table:table-cell table:style-name="Table3.A3" office:value-type="string">
                  <text:p text:style-name="P8"><text:span text:style-name="T7">Reducir</text:span></text:p>
                </table:table-cell>
              </table:table-row>
            </table:table>
            <text:p text:style-name="P5"/>
          </table:table-cell>
        </table:table-row>
      </table:table>
      <text:p text:style-name="P2"/>
      <text:p text:style-name="P2"/>
      <text:p text:style-name="P2"/>
      <text:p text:style-name="P11"><text:span text:style-name="T5">Comparación de comandos para el control de contraste </text:span></text:p>
      <text:p text:style-name="P1"/>
      <table:table table:name="Table7" table:style-name="Table7">
        <table:table-column table:style-name="Table7.A" table:number-columns-repeated="2"/>
        <table:table-row table:style-name="Table7.1">
          <table:table-cell table:style-name="Table7.A1" office:value-type="string">
            <text:p text:style-name="P4"/>
            <table:table table:name="Table5" table:style-name="Table5">
              <table:table-column table:style-name="Table5.A"/>
              <table:table-column table:style-name="Table5.B"/>
              <table:table-row table:style-name="Table5.1">
                <table:table-cell table:style-name="Table5.A1" table:number-columns-spanned="2" office:value-type="string">
                  <text:p text:style-name="P23"><text:span text:style-name="T9">Windows 10</text:span></text:p>
                </table:table-cell>
                <table:covered-table-cell/>
              </table:table-row>
              <table:table-row table:style-name="Table5.1">
                <table:table-cell table:style-name="Table5.A1" office:value-type="string">
                  <text:p text:style-name="P23"><text:span text:style-name="T9">Comando </text:span></text:p>
                </table:table-cell>
                <table:table-cell table:style-name="Table5.A1" office:value-type="string">
                  <text:p text:style-name="P23"><text:span text:style-name="T9">Función <text:s/></text:span></text:p>
                </table:table-cell>
              </table:table-row>
              <table:table-row table:style-name="Table5.1">
                <table:table-cell table:style-name="Table5.A3" office:value-type="string">
                  <text:p text:style-name="P9"><text:span text:style-name="T7">Mayús derecha durante ocho segundos</text:span></text:p>
                </table:table-cell>
                <table:table-cell table:style-name="Table5.A3" office:value-type="string">
                  <text:p text:style-name="P9"><text:span text:style-name="T7">Activar y desactivar las teclas de filtro</text:span></text:p>
                </table:table-cell>
              </table:table-row>
              <table:table-row table:style-name="Table5.1">
                <table:table-cell table:style-name="Table5.A3" office:value-type="string">
                  <text:p text:style-name="P9"><text:span text:style-name="T7">Mayús derecha durante ocho segundos</text:span></text:p>
                </table:table-cell>
                <table:table-cell table:style-name="Table5.A3" office:value-type="string">
                  <text:p text:style-name="P9"><text:span text:style-name="T7">Activar y desactivar las teclas de filtro</text:span></text:p>
                </table:table-cell>
              </table:table-row>
              <table:table-row table:style-name="Table5.1">
                <table:table-cell table:style-name="Table5.A3" office:value-type="string">
                  <text:p text:style-name="P9"><text:span text:style-name="T7">Alt Izq + Mayús Izq + Impr Pant</text:span></text:p>
                </table:table-cell>
                <table:table-cell table:style-name="Table5.A3" office:value-type="string">
                  <text:p text:style-name="P9"><text:span text:style-name="T7">Activar o desactivar el contraste alto</text:span></text:p>
                </table:table-cell>
              </table:table-row>
              <table:table-row table:style-name="Table5.1">
                <table:table-cell table:style-name="Table5.A6" office:value-type="string">
                  <text:p text:style-name="P9"><text:span text:style-name="T7">Tecla del logotipo de Windows + Ctrl + C</text:span></text:p>
                </table:table-cell>
                <table:table-cell table:style-name="Table5.B6" office:value-type="string">
                  <text:p text:style-name="P9"><text:span text:style-name="T7">Activar o desactivar los filtros de color</text:span></text:p>
                </table:table-cell>
              </table:table-row>
            </table:table>
            <text:p text:style-name="P5"/>
          </table:table-cell>
          <table:table-cell table:style-name="Table7.B1" office:value-type="string">
            <text:p text:style-name="P7"/>
            <table:table table:name="Table6" table:style-name="Table6">
              <table:table-column table:style-name="Table6.A"/>
              <table:table-column table:style-name="Table6.B"/>
              <table:table-row table:style-name="Table6.1">
                <table:table-cell table:style-name="Table6.A1" table:number-columns-spanned="2" office:value-type="string">
                  <text:p text:style-name="P23"><text:span text:style-name="T9">Mac OS</text:span></text:p>
                </table:table-cell>
                <table:covered-table-cell/>
              </table:table-row>
              <table:table-row table:style-name="Table6.1">
                <table:table-cell table:style-name="Table6.A1" office:value-type="string">
                  <text:p text:style-name="P23"><text:span text:style-name="T9">Comando </text:span></text:p>
                </table:table-cell>
                <table:table-cell table:style-name="Table6.A1" office:value-type="string">
                  <text:p text:style-name="P23"><text:span text:style-name="T9">Función <text:s/></text:span></text:p>
                </table:table-cell>
              </table:table-row>
              <table:table-row table:style-name="Table6.1">
                <table:table-cell table:style-name="Table6.A3" office:value-type="string">
                  <text:p text:style-name="P8"><text:span text:style-name="T7">Control-Opción-Comando-Coma (,) </text:span></text:p>
                </table:table-cell>
                <table:table-cell table:style-name="Table6.A3" office:value-type="string">
                  <text:p text:style-name="P8"><text:span text:style-name="T7">Reducir contraste </text:span></text:p>
                </table:table-cell>
              </table:table-row>
              <table:table-row table:style-name="Table6.1">
                <table:table-cell table:style-name="Table6.A3" office:value-type="string">
                  <text:p text:style-name="P8"><text:span text:style-name="T7">Control-Opción-Comando-Punto (.)</text:span></text:p>
                </table:table-cell>
                <table:table-cell table:style-name="Table6.A3" office:value-type="string">
                  <text:p text:style-name="P8"><text:span text:style-name="T7">Aumentar contraste </text:span></text:p>
                </table:table-cell>
              </table:table-row>
            </table:table>
            <text:p text:style-name="P5"/>
          </table:table-cell>
        </table:table-row>
      </table:table>
      <text:p text:style-name="P25"/>
      <text:p text:style-name="P9"><text:span text:style-name="T5"><text:s text:c="3"/></text:span></text:p>
      <text:p text:style-name="P14"><text:span text:style-name="T5">Referencias</text:span></text:p>
      <text:p text:style-name="P3"/>
      <text:p text:style-name="P26"><text:span text:style-name="T8">Microsoft. (s. f.-a). Apéndice B: Comandos de teclado y gestos táctiles del Narrador. Recuperado 28 de julio de 2021, de https://support.microsoft.com/es-es/windows/ap%C3%A9ndice-b-comandos-de-teclado-y-gestos-t%C3%A1ctiles-del-narrador-8bdab3f4-b3e9-4554-7f28-8b15bd37410a#ID0EBD=Windows_10</text:span></text:p>
      <text:p text:style-name="P26"><text:span text:style-name="T8">Microsoft. (s. f.-b). ¿Cómo puedo reasignar teclas de acceso rápido de mi teclado? Recuperado 28 de julio de 2021, de https://support.microsoft.com/es-es/topic/-c%C3%B3mo-puedo-reasignar-teclas-de-acceso-r%C3%A1pido-de-mi-teclado-703f897c-ad72-db5d-8e64-0928873d712f</text:span></text:p>
      <text:p text:style-name="P26"><text:span text:style-name="T8">Microsoft. (s. f.-c). Métodos abreviados de teclado de Windows. Recuperado 28 de julio de 2021, de https://support.microsoft.com/es-es/windows/m%C3%A9todos-abreviados-de-teclado-de-windows-dcc61a57-8ff0-cffe-9796-cb9706c75eec</text:span></text:p>
      <text:p text:style-name="P26"><text:span text:style-name="T8">Cómo escribir un ensayo con el formato APA. (s. f.). wikiHow. Recuperado 28 de julio de 2021, de https://es.wikihow.com/escribir-un-ensayo-con-el-formato-APA</text:span></text:p>
      <text:p text:style-name="P17"><text:span text:style-name="T8">Funciones rápidas de accesibilidad del Mac</text:span><text:span text:style-name="T7">. (2021, 24 mayo). Apple Support. https://support.apple.com/es-es/HT204434</text:span></text:p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434343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normal" style:font-name-asian="Arial1" style:font-family-asian="Arial" style:font-family-generic-asian="system" style:font-pitch-asian="variable" style:font-size-asian="14pt" style:font-style-asian="normal" style:font-weight-asian="normal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in" fo:margin-right="0in" fo:margin-top="0.194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" text:bullet-char="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" text:bullet-char="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" text:bullet-char="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" text:bullet-char="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" text:bullet-char="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" text:bullet-char="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" text:bullet-char="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" text:bullet-char="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" text:bullet-char="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" text:bullet-char="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" text:bullet-char="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" text:bullet-char="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" text:bullet-char="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" text:bullet-char="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" text:bullet-char="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" text:bullet-char="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" text:bullet-char="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" text:bullet-char="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" text:bullet-char="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style:num-suffix="" text:bullet-char="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bullet>
      <text:list-level-style-bullet text:level="3" style:num-suffix="" text:bullet-char="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4" style:num-suffix="" text:bullet-char="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bullet>
      <text:list-level-style-bullet text:level="5" style:num-suffix="" text:bullet-char="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6" style:num-suffix="" text:bullet-char="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bullet>
      <text:list-level-style-bullet text:level="7" style:num-suffix="" text:bullet-char="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8" style:num-suffix="" text:bullet-char="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bullet>
      <text:list-level-style-bullet text:level="9" style:num-suffix="" text:bullet-char="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2" fo:widows="2" fo:text-indent="0in" style:auto-text-indent="false" fo:padding="0in" fo:border="none" fo:keep-with-next="auto">
        <style:tab-stops>
          <style:tab-stop style:position="3.15in" style:type="center"/>
          <style:tab-stop style:position="6.3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9839in" fo:margin-bottom="0.9839in" fo:margin-left="0.9839in" fo:margin-right="0.9839in" style:writing-mode="lr-tb" style:layout-grid-color="#c0c0c0" style:layout-grid-lines="2369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8in" fo:margin-left="0in" fo:margin-right="0in" fo:margin-bottom="0.358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8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image-count="0" meta:object-count="0" meta:page-count="8" meta:paragraph-count="113" meta:word-count="1163" meta:character-count="7411" meta:non-whitespace-character-count="6333"/>
    <meta:generator>LibreOfficeDev/6.0.5.2$Linux_X86_64 LibreOffice_project/</meta:generator>
  </office:meta>
</office:document-meta>
</file>